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8.801cm" fo:margin-left="-0.81cm" table:align="left"/>
    </style:style>
    <style:style style:name="Tabela2.A" style:family="table-column">
      <style:table-column-properties style:column-width="7.091cm"/>
    </style:style>
    <style:style style:name="Tabela2.B" style:family="table-column">
      <style:table-column-properties style:column-width="9.022cm"/>
    </style:style>
    <style:style style:name="Tabela2.C" style:family="table-column">
      <style:table-column-properties style:column-width="2.6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693cm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c368" officeooo:paragraph-rsid="0016c3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weight="normal" officeooo:rsid="0016c368" officeooo:paragraph-rsid="00176b0c" style:font-weight-asian="normal" style:font-weight-complex="normal"/>
    </style:style>
    <style:style style:name="P3" style:family="paragraph" style:parent-style-name="Standard">
      <style:text-properties style:font-name="Arial1" officeooo:paragraph-rsid="00176b0c"/>
    </style:style>
    <style:style style:name="P4" style:family="paragraph" style:parent-style-name="Standard">
      <style:text-properties style:font-name="Arial1" officeooo:paragraph-rsid="0019417b"/>
    </style:style>
    <style:style style:name="P5" style:family="paragraph" style:parent-style-name="Standard">
      <style:paragraph-properties fo:text-align="center" style:justify-single-word="false"/>
      <style:text-properties style:font-name="Arial1" fo:font-weight="bold" officeooo:rsid="0016c368" officeooo:paragraph-rsid="0016c36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15f822a" officeooo:paragraph-rsid="0019417b" style:font-weight-asian="bold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15f822a" officeooo:paragraph-rsid="00176b0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10" style:family="paragraph" style:parent-style-name="Table_20_Contents">
      <style:text-properties style:font-name="Arial1" officeooo:rsid="0161ebde" officeooo:paragraph-rsid="0019417b" fo:background-color="transparent"/>
    </style:style>
    <style:style style:name="P11" style:family="paragraph" style:parent-style-name="Table_20_Contents">
      <style:paragraph-properties fo:line-height="100%"/>
      <style:text-properties style:font-name="Arial1" officeooo:rsid="0161ebde" officeooo:paragraph-rsid="00176b0c" fo:background-color="transparen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1" officeooo:rsid="0161ebde" officeooo:paragraph-rsid="00176b0c" fo:background-color="transparent"/>
    </style:style>
    <style:style style:name="P13" style:family="paragraph" style:parent-style-name="Table_20_Contents">
      <style:text-properties style:font-name="Arial1" officeooo:rsid="01c19365" officeooo:paragraph-rsid="0019417b" fo:background-color="transparent"/>
    </style:style>
    <style:style style:name="P14" style:family="paragraph" style:parent-style-name="Table_20_Contents">
      <style:paragraph-properties fo:line-height="100%"/>
      <style:text-properties style:font-name="Arial1" officeooo:rsid="01c19365" officeooo:paragraph-rsid="00176b0c" fo:background-color="transparen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/>
    </style:style>
    <style:style style:name="P16" style:family="paragraph" style:parent-style-name="Table_20_Contents">
      <style:text-properties style:font-name="Arial1" officeooo:rsid="01c0b2ea" officeooo:paragraph-rsid="0019417b" fo:background-color="transparent"/>
    </style:style>
    <style:style style:name="P17" style:family="paragraph" style:parent-style-name="Table_20_Contents">
      <style:paragraph-properties fo:line-height="100%"/>
      <style:text-properties style:font-name="Arial1" officeooo:rsid="01c0b2ea" officeooo:paragraph-rsid="00176b0c" fo:background-color="transparen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/>
    </style:style>
    <style:style style:name="P19" style:family="paragraph" style:parent-style-name="Table_20_Contents">
      <style:text-properties style:font-name="Arial1" officeooo:rsid="015f822a" officeooo:paragraph-rsid="0019417b" fo:background-color="transparent"/>
    </style:style>
    <style:style style:name="P20" style:family="paragraph" style:parent-style-name="Table_20_Contents">
      <style:text-properties style:font-name="Arial1" officeooo:rsid="01611ce6" officeooo:paragraph-rsid="0019417b" fo:background-color="transparent"/>
    </style:style>
    <style:style style:name="P21" style:family="paragraph" style:parent-style-name="Table_20_Contents">
      <style:paragraph-properties fo:line-height="100%"/>
      <style:text-properties style:font-name="Arial1" officeooo:rsid="01611ce6" officeooo:paragraph-rsid="00176b0c" fo:background-color="transparent"/>
    </style:style>
    <style:style style:name="P22" style:family="paragraph" style:parent-style-name="Table_20_Contents">
      <style:text-properties style:font-name="Arial1" officeooo:rsid="01c2f11f" officeooo:paragraph-rsid="0019417b" fo:background-color="transparent"/>
    </style:style>
    <style:style style:name="P23" style:family="paragraph" style:parent-style-name="Table_20_Contents">
      <style:paragraph-properties fo:line-height="100%"/>
      <style:text-properties style:font-name="Arial1" officeooo:rsid="01c2f11f" officeooo:paragraph-rsid="00176b0c" fo:background-color="transparen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Arial1" officeooo:rsid="01c2f11f" officeooo:paragraph-rsid="00176b0c" fo:background-color="transparent"/>
    </style:style>
    <style:style style:name="P25" style:family="paragraph" style:parent-style-name="Table_20_Contents">
      <style:text-properties style:font-name="Arial1" officeooo:rsid="01c49ab2" officeooo:paragraph-rsid="0019417b" fo:background-color="transparent"/>
    </style:style>
    <style:style style:name="P26" style:family="paragraph" style:parent-style-name="Table_20_Contents">
      <style:paragraph-properties fo:line-height="100%"/>
      <style:text-properties style:font-name="Arial1" officeooo:rsid="01c49ab2" officeooo:paragraph-rsid="00176b0c" fo:background-color="transparent"/>
    </style:style>
    <style:style style:name="P27" style:family="paragraph" style:parent-style-name="Table_20_Contents">
      <style:text-properties style:font-name="Arial1" officeooo:rsid="001bf643" officeooo:paragraph-rsid="0019417b" fo:background-color="transparent"/>
    </style:style>
    <style:style style:name="P28" style:family="paragraph" style:parent-style-name="Table_20_Contents">
      <style:paragraph-properties fo:line-height="100%"/>
      <style:text-properties style:font-name="Arial1" officeooo:rsid="001bf643" officeooo:paragraph-rsid="00176b0c" fo:background-color="transparent"/>
    </style:style>
    <style:style style:name="P29" style:family="paragraph" style:parent-style-name="Table_20_Contents">
      <style:text-properties style:font-name="Arial1" officeooo:rsid="001a24e6" officeooo:paragraph-rsid="0019417b" fo:background-color="transparent"/>
    </style:style>
    <style:style style:name="P30" style:family="paragraph" style:parent-style-name="Table_20_Contents">
      <style:paragraph-properties fo:line-height="100%"/>
      <style:text-properties style:font-name="Arial1" officeooo:rsid="001a24e6" officeooo:paragraph-rsid="00176b0c" fo:background-color="transparent"/>
    </style:style>
    <style:style style:name="P31" style:family="paragraph" style:parent-style-name="Table_20_Contents">
      <style:text-properties style:font-name="Arial1" officeooo:rsid="001d999a" officeooo:paragraph-rsid="0019417b" fo:background-color="transparent"/>
    </style:style>
    <style:style style:name="P32" style:family="paragraph" style:parent-style-name="Table_20_Contents">
      <style:paragraph-properties fo:line-height="100%"/>
      <style:text-properties style:font-name="Arial1" officeooo:rsid="001d999a" officeooo:paragraph-rsid="00176b0c" fo:background-color="transparent"/>
    </style:style>
    <style:style style:name="P33" style:family="paragraph" style:parent-style-name="Table_20_Contents">
      <style:text-properties style:font-name="Arial1" officeooo:paragraph-rsid="0019417b" fo:background-color="transparent"/>
    </style:style>
    <style:style style:name="P34" style:family="paragraph" style:parent-style-name="Table_20_Contents">
      <style:paragraph-properties fo:line-height="100%"/>
      <style:text-properties style:font-name="Arial1" officeooo:paragraph-rsid="00176b0c" fo:background-color="transparen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Arial1" officeooo:paragraph-rsid="00176b0c" fo:background-color="transparent"/>
    </style:style>
    <style:style style:name="P36" style:family="paragraph" style:parent-style-name="Table_20_Contents">
      <style:paragraph-properties fo:line-height="100%"/>
      <style:text-properties style:font-name="Arial1" officeooo:rsid="001b0fd0" officeooo:paragraph-rsid="001b0fd0" fo:background-color="transparen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Arial1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Arial1" officeooo:rsid="01c2f11f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Arial1" officeooo:rsid="015f822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Arial1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Arial1" officeooo:rsid="01611c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Arial1" officeooo:rsid="001bf643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Arial1" officeooo:rsid="001a24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Arial1" officeooo:rsid="001d999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00%"/>
      <style:text-properties style:font-name="Arial1" officeooo:rsid="00239e22" officeooo:paragraph-rsid="00239e22" fo:background-color="transparent"/>
    </style:style>
    <style:style style:name="P48" style:family="paragraph" style:parent-style-name="Table_20_Contents">
      <style:paragraph-properties fo:line-height="100%"/>
      <style:text-properties style:font-name="Arial1" officeooo:rsid="00262adf" officeooo:paragraph-rsid="00262adf" fo:background-color="transparent"/>
    </style:style>
    <style:style style:name="P49" style:family="paragraph" style:parent-style-name="Table_20_Contents">
      <style:paragraph-properties fo:line-height="100%"/>
      <style:text-properties style:font-name="Arial1" officeooo:rsid="002bb733" officeooo:paragraph-rsid="002bb733" fo:background-color="transparent"/>
    </style:style>
    <style:style style:name="P50" style:family="paragraph" style:parent-style-name="Table_20_Contents">
      <style:paragraph-properties fo:line-height="100%"/>
      <style:text-properties style:font-name="Arial1" officeooo:rsid="00336b51" officeooo:paragraph-rsid="003508b2" fo:background-color="transparent"/>
    </style:style>
    <style:style style:name="P51" style:family="paragraph" style:parent-style-name="Table_20_Contents">
      <style:paragraph-properties fo:text-align="center" style:justify-single-word="false"/>
      <style:text-properties style:font-name="Arial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9417b" fo:background-color="transparent"/>
    </style:style>
    <style:style style:name="P53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Arial1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1c2f11f"/>
    </style:style>
    <style:style style:name="T2" style:family="text">
      <style:text-properties officeooo:rsid="01c19365"/>
    </style:style>
    <style:style style:name="T3" style:family="text">
      <style:text-properties officeooo:rsid="0015b68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2e7cd" style:font-weight-asian="normal" style:font-weight-complex="normal"/>
    </style:style>
    <style:style style:name="T6" style:family="text">
      <style:text-properties fo:font-weight="normal" officeooo:rsid="0015b688" style:font-weight-asian="normal" style:font-weight-complex="normal"/>
    </style:style>
    <style:style style:name="T7" style:family="text">
      <style:text-properties fo:font-weight="normal" officeooo:rsid="015f822a" style:font-weight-asian="normal" style:font-weight-complex="normal"/>
    </style:style>
    <style:style style:name="T8" style:family="text">
      <style:text-properties fo:font-weight="normal" officeooo:rsid="0023c441" style:font-weight-asian="normal" style:font-weight-complex="normal"/>
    </style:style>
    <style:style style:name="T9" style:family="text">
      <style:text-properties fo:font-weight="normal" officeooo:rsid="0023effb" style:font-weight-asian="normal" style:font-weight-complex="normal"/>
    </style:style>
    <style:style style:name="T10" style:family="text">
      <style:text-properties fo:font-weight="normal" officeooo:rsid="0025bd6d" style:font-weight-asian="normal" style:font-weight-complex="normal"/>
    </style:style>
    <style:style style:name="T11" style:family="text">
      <style:text-properties fo:font-weight="normal" officeooo:rsid="0027c6b3" style:font-weight-asian="normal" style:font-weight-complex="normal"/>
    </style:style>
    <style:style style:name="T12" style:family="text">
      <style:text-properties fo:font-weight="normal" officeooo:rsid="002887ea" style:font-weight-asian="normal" style:font-weight-complex="normal"/>
    </style:style>
    <style:style style:name="T13" style:family="text">
      <style:text-properties fo:font-weight="normal" officeooo:rsid="00297789" style:font-weight-asian="normal" style:font-weight-complex="normal"/>
    </style:style>
    <style:style style:name="T14" style:family="text">
      <style:text-properties fo:font-weight="normal" officeooo:rsid="002b6b58" style:font-weight-asian="normal" style:font-weight-complex="normal"/>
    </style:style>
    <style:style style:name="T15" style:family="text">
      <style:text-properties fo:font-weight="normal" officeooo:rsid="002d9916" style:font-weight-asian="normal" style:font-weight-complex="normal"/>
    </style:style>
    <style:style style:name="T16" style:family="text">
      <style:text-properties fo:font-weight="normal" officeooo:rsid="002eb30d" style:font-weight-asian="normal" style:font-weight-complex="normal"/>
    </style:style>
    <style:style style:name="T17" style:family="text">
      <style:text-properties fo:font-weight="normal" officeooo:rsid="00320798" style:font-weight-asian="normal" style:font-weight-complex="normal"/>
    </style:style>
    <style:style style:name="T18" style:family="text">
      <style:text-properties fo:font-weight="normal" officeooo:rsid="00344235" style:font-weight-asian="normal" style:font-weight-complex="normal"/>
    </style:style>
    <style:style style:name="T19" style:family="text">
      <style:text-properties fo:font-weight="normal" officeooo:rsid="003508b2" style:font-weight-asian="normal" style:font-weight-complex="normal"/>
    </style:style>
    <style:style style:name="T20" style:family="text">
      <style:text-properties fo:font-weight="normal" officeooo:rsid="01d60657" style:font-weight-asian="normal" style:font-weight-complex="normal"/>
    </style:style>
    <style:style style:name="T21" style:family="text">
      <style:text-properties fo:font-weight="normal" officeooo:rsid="00375cb5" style:font-weight-asian="normal" style:font-weight-complex="normal"/>
    </style:style>
    <style:style style:name="T22" style:family="text">
      <style:text-properties fo:font-weight="normal" officeooo:rsid="00394a37" style:font-weight-asian="normal" style:font-weight-complex="normal"/>
    </style:style>
    <style:style style:name="T23" style:family="text">
      <style:text-properties fo:font-weight="normal" officeooo:rsid="003ac8dc" style:font-weight-asian="normal" style:font-weight-complex="normal"/>
    </style:style>
    <style:style style:name="T24" style:family="text">
      <style:text-properties officeooo:rsid="015f822a"/>
    </style:style>
    <style:style style:name="T25" style:family="text">
      <style:text-properties officeooo:rsid="01c49ab2"/>
    </style:style>
    <style:style style:name="T26" style:family="text">
      <style:text-properties officeooo:rsid="01611ce6"/>
    </style:style>
    <style:style style:name="T27" style:family="text">
      <style:text-properties officeooo:rsid="001d999a"/>
    </style:style>
    <style:style style:name="T28" style:family="text">
      <style:text-properties officeooo:rsid="001b0fd0"/>
    </style:style>
    <style:style style:name="T29" style:family="text">
      <style:text-properties officeooo:rsid="001c7dcf"/>
    </style:style>
    <style:style style:name="T30" style:family="text">
      <style:text-properties officeooo:rsid="001da468"/>
    </style:style>
    <style:style style:name="T31" style:family="text">
      <style:text-properties officeooo:rsid="001e654e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e654e" style:font-weight-asian="bold" style:font-weight-complex="bold"/>
    </style:style>
    <style:style style:name="T34" style:family="text">
      <style:text-properties fo:font-weight="bold" officeooo:rsid="001c7dcf" style:font-weight-asian="bold" style:font-weight-complex="bold"/>
    </style:style>
    <style:style style:name="T35" style:family="text">
      <style:text-properties fo:font-weight="bold" officeooo:rsid="001b0fd0" style:font-weight-asian="bold" style:font-weight-complex="bold"/>
    </style:style>
    <style:style style:name="T36" style:family="text">
      <style:text-properties fo:font-weight="bold" officeooo:rsid="0023effb" style:font-weight-asian="bold" style:font-weight-complex="bold"/>
    </style:style>
    <style:style style:name="T37" style:family="text">
      <style:text-properties fo:font-weight="bold" officeooo:rsid="0027c6b3" style:font-weight-asian="bold" style:font-weight-complex="bold"/>
    </style:style>
    <style:style style:name="T38" style:family="text">
      <style:text-properties fo:font-weight="bold" officeooo:rsid="002887ea" style:font-weight-asian="bold" style:font-weight-complex="bold"/>
    </style:style>
    <style:style style:name="T39" style:family="text">
      <style:text-properties fo:font-weight="bold" officeooo:rsid="002eb30d" style:font-weight-asian="bold" style:font-weight-complex="bold"/>
    </style:style>
    <style:style style:name="T40" style:family="text">
      <style:text-properties fo:font-weight="bold" officeooo:rsid="00320798" style:font-weight-asian="bold" style:font-weight-complex="bold"/>
    </style:style>
    <style:style style:name="T41" style:family="text">
      <style:text-properties fo:font-weight="bold" officeooo:rsid="00344235" style:font-weight-asian="bold" style:font-weight-complex="bold"/>
    </style:style>
    <style:style style:name="T42" style:family="text">
      <style:text-properties fo:font-weight="bold" officeooo:rsid="003508b2" style:font-weight-asian="bold" style:font-weight-complex="bold"/>
    </style:style>
    <style:style style:name="T43" style:family="text">
      <style:text-properties fo:font-weight="bold" officeooo:rsid="0036f94b" style:font-weight-asian="bold" style:font-weight-complex="bold"/>
    </style:style>
    <style:style style:name="T44" style:family="text">
      <style:text-properties fo:font-weight="bold" officeooo:rsid="00375cb5" style:font-weight-asian="bold" style:font-weight-complex="bold"/>
    </style:style>
    <style:style style:name="T45" style:family="text">
      <style:text-properties fo:font-weight="bold" officeooo:rsid="00394a37" style:font-weight-asian="bold" style:font-weight-complex="bold"/>
    </style:style>
    <style:style style:name="T46" style:family="text">
      <style:text-properties fo:font-weight="bold" officeooo:rsid="003ac8dc" style:font-weight-asian="bold" style:font-weight-complex="bold"/>
    </style:style>
    <style:style style:name="T47" style:family="text">
      <style:text-properties officeooo:rsid="0020c29b"/>
    </style:style>
    <style:style style:name="T48" style:family="text">
      <style:text-properties officeooo:rsid="00212a49"/>
    </style:style>
    <style:style style:name="T49" style:family="text">
      <style:text-properties officeooo:rsid="00344235"/>
    </style:style>
    <style:style style:name="T5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44235" style:font-size-asian="12pt" style:font-style-asian="normal" style:font-weight-asian="normal" style:font-size-complex="12pt" style:font-weight-complex="normal" style:text-emphasize="none"/>
    </style:style>
    <style:style style:name="T5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508b2" style:font-size-asian="12pt" style:font-style-asian="normal" style:font-weight-asian="normal" style:font-size-complex="12pt" style:font-weight-complex="normal" style:text-emphasize="none"/>
    </style:style>
    <style:style style:name="T5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94a37" style:font-size-asian="12pt" style:font-style-asian="normal" style:font-weight-asian="normal" style:font-size-complex="12pt" style:font-weight-complex="normal" style:text-emphasize="none"/>
    </style:style>
    <style:style style:name="T5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ac8dc" style:font-size-asian="12pt" style:font-style-asian="normal" style:font-weight-asian="normal" style:font-size-complex="12pt" style:font-weight-complex="normal" style:text-emphasize="none"/>
    </style:style>
    <style:style style:name="T54" style:family="text">
      <style:text-properties officeooo:rsid="0036f94b"/>
    </style:style>
    <style:style style:name="T55" style:family="text">
      <style:text-properties officeooo:rsid="00375cb5"/>
    </style:style>
    <style:style style:name="T56" style:family="text">
      <style:text-properties officeooo:rsid="00394a37"/>
    </style:style>
    <style:style style:name="T57" style:family="text">
      <style:text-properties officeooo:rsid="003ac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scrição das Variáveis</text:p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1430426476880">
          <table:table-cell table:style-name="Tabela2.A1" office:value-type="string">
            <text:p text:style-name="P8">Variáveis</text:p>
          </table:table-cell>
          <table:table-cell table:style-name="Tabela2.A1" office:value-type="string">
            <text:p text:style-name="P9">Descrição</text:p>
          </table:table-cell>
          <table:table-cell table:style-name="Tabela2.C1" office:value-type="string">
            <text:p text:style-name="P7">Tipo</text:p>
          </table:table-cell>
        </table:table-row>
        <table:table-row table:style-name="TableLine1430426471440">
          <table:table-cell table:style-name="Tabela2.A2" office:value-type="string">
            <text:p text:style-name="P37">Aprovação dos empresários</text:p>
          </table:table-cell>
          <table:table-cell table:style-name="Tabela2.A2" office:value-type="string">
            <text:p text:style-name="P36">Esse índice mede o quanto os <text:span text:style-name="T32">empresários</text:span> de todos os setores da economia estão satisfeitos com a sua gestão. Medidas liberais costumam agradá-los, enquanto que aumento de <text:span text:style-name="T33">Impostos</text:span> e <text:span text:style-name="T33">G</text:span><text:span text:style-name="T32">astos </text:span><text:span text:style-name="T33">G</text:span><text:span text:style-name="T32">overnamentais</text:span> podem desagradá-los. <text:span text:style-name="T29">A percepção geral </text:span><text:span text:style-name="T30">desse grupo </text:span><text:span text:style-name="T29">indica que ter o Estado como concorrente não configura um ambiente bom para os negócios, mesmo que seja para um serviço essencial, porém o investimento em </text:span><text:span text:style-name="T33">I</text:span><text:span text:style-name="T34">nfraestrutura</text:span><text:span text:style-name="T29"> ajuda no crescimento de diversos serviços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160">
          <table:table-cell table:style-name="Tabela2.A2" office:value-type="string">
            <text:p text:style-name="P37">Aprovação dos trabalhadores</text:p>
          </table:table-cell>
          <table:table-cell table:style-name="Tabela2.A2" office:value-type="string">
            <text:p text:style-name="P14">Esse índice mede o quanto <text:span text:style-name="T28">a </text:span><text:span text:style-name="T35">classe trabalhadora</text:span><text:span text:style-name="T28"> está satisfeita com a sua gestão. </text:span><text:span text:style-name="T35">Transferências</text:span><text:span text:style-name="T28"> </text:span><text:span text:style-name="T33">(Investimento Social)</text:span><text:span text:style-name="T31"> </text:span><text:span text:style-name="T28">e medidas que melhoram a qualidade de vida da população costumam agradá-los, enquanto que aumento de </text:span><text:span text:style-name="T33">I</text:span><text:span text:style-name="T35">mpostos</text:span><text:span text:style-name="T28"> e </text:span><text:span text:style-name="T33">I</text:span><text:span text:style-name="T35">nflação</text:span><text:span text:style-name="T28"> pode desagradá-los. </text:span><text:span text:style-name="T29">Em geral, a p</text:span><text:span text:style-name="T31">ercepção da população é definida pelo seu poder de compra e qualidade de serviços prestados pelo governo, sendo que o último aumenta na proporção dos investimentos realizados pelo governo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4768">
          <table:table-cell table:style-name="Tabela2.A2" office:value-type="string">
            <text:p text:style-name="P37">Aprovação do estado</text:p>
          </table:table-cell>
          <table:table-cell table:style-name="Tabela2.A2" office:value-type="string">
            <text:p text:style-name="P36">Esse índice mede o quanto os <text:span text:style-name="T32">agentes </text:span><text:span text:style-name="T33">públicos</text:span> estão satisfeitos com a sua gestão. Aumento de <text:span text:style-name="T33">G</text:span><text:span text:style-name="T32">astos </text:span><text:span text:style-name="T33">G</text:span><text:span text:style-name="T32">overnamentais</text:span> e arrecadação costumam agradá-los, enquanto que o corte de <text:span text:style-name="T31">investimento governamental</text:span> e arrecadação pode desagradá-los. <text:span text:style-name="T47">Em geral, esse grupo entende que o Estado deve prestar serviços para melhorar a qualidade da população e os agentes do estado precisam ser bem remunerados para </text:span><text:span text:style-name="T48">atrair</text:span><text:span text:style-name="T47"> interesse dos mais capacitados </text:span><text:span text:style-name="T48">para a categoria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5856">
          <table:table-cell table:style-name="Tabela2.A2" office:value-type="string">
            <text:p text:style-name="P37">Desemprego</text:p>
          </table:table-cell>
          <table:table-cell table:style-name="Tabela2.A2" office:value-type="string">
            <text:p text:style-name="P47">A <text:span text:style-name="T36">T</text:span><text:span text:style-name="T32">axa de </text:span><text:span text:style-name="T36">D</text:span><text:span text:style-name="T32">esemprego</text:span> possui uma taxa base (7%) e uma variação inversamente proporcional a variação do <text:span text:style-name="T32">PIB</text:span>, ou seja, quanto maior a produção, menor o <text:span text:style-name="T32">Desemprego </text:span><text:span text:style-name="T9">e vice-versa</text:span><text:span text:style-name="T4">. </text:span><text:span text:style-name="T8">Essa variação será apresentada mensalmente para análise e ao fim do ano será feita uma comparação. </text:span><text:span text:style-name="T4">A simulação padrão explica como o PIB está relacionado ao aumento ou redução de postos de trabalho, </text:span><text:span text:style-name="T9">entretanto</text:span><text:span text:style-name="T4"> alterações nos cálculos de variação</text:span><text:span text:style-name="T9"> e na base do ano anterior</text:span><text:span text:style-name="T4"> podem </text:span><text:soft-page-break/><text:span text:style-name="T9">ser</text:span><text:span text:style-name="T4"> feitas para simular situações de crises extremas.<text:line-break/><text:line-break/></text:span><text:span text:style-name="T10">Fórmula</text:span><text:span text:style-name="T4">: </text:span><text:span text:style-name="T8">N = NB * (YB / 12) / YM<text:line-break/><text:line-break/>N = Taxa de desemprego atual<text:line-break/>NB = Taxa de desemprego base do ano anterior<text:line-break/>YB = PIB total do ano anterior<text:line-break/>YM = PIB do mês atual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2528">
          <table:table-cell table:style-name="Tabela2.A2" office:value-type="string">
            <text:p text:style-name="P37">Investimento em títulos</text:p>
          </table:table-cell>
          <table:table-cell table:style-name="Tabela2.A2" office:value-type="string">
            <text:p text:style-name="P48"><text:span text:style-name="T4">Representa o percentual </text:span><text:span text:style-name="T11">de</text:span><text:span text:style-name="T4"> alocação de recursos da população e empesas investida em </text:span><text:span text:style-name="T32">Títulos Públicos</text:span><text:span text:style-name="T4">. O governo utiliza esse mecanismo como uma forma de financiamento (ver </text:span><text:span text:style-name="T32">Arrecadação Mensal em Títulos</text:span><text:span text:style-name="T4">) e, às vezes, controle de dinheiro na economia. Quanto maior o </text:span><text:span text:style-name="T12">a </text:span><text:span text:style-name="T38">Taxa de Juros</text:span><text:span text:style-name="T4">, </text:span><text:span text:style-name="T12">maior o investimento em títulos e </text:span><text:span text:style-name="T4">menos dinheiro está disponível para investimento privado (ver </text:span><text:span text:style-name="T32">Investimento (realizado</text:span><text:span text:style-name="T4">) </text:span><text:span text:style-name="T11">e</text:span><text:span text:style-name="T37"> Investimento (potencial)</text:span><text:span text:style-name="T4">). </text:span><text:span text:style-name="T11">O cálculo é simplificado para representar o interesse do setor privado em alocar recursos em títulos, porém é possível utiliza parâmetros diferentes para representar momentos distintos nesse investimento. </text:span><text:span text:style-name="T12">A </text:span><text:span text:style-name="T38">Eficácia Marginal do Capital (E</text:span><text:span text:style-name="T45">Mg</text:span><text:span text:style-name="T38">K)</text:span><text:span text:style-name="T12"> também é considerada para o cálculo.</text:span><text:span text:style-name="T11"><text:line-break/><text:line-break/></text:span><text:span text:style-name="T12">Fórmula: IT = r – EFMK<text:line-break/><text:line-break/></text:span><text:span text:style-name="T13">IT = Investimento em Títulos<text:line-break/>r = Taxa de Juros<text:line-break/>EFMK = Eficácia Marginal do Capital<text:line-break/><text:line-break/>Obs: </text:span><text:span text:style-name="T14">Caso IT seja negativo, o valor assumido é 0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ela2.7">
          <table:table-cell table:style-name="Tabela2.A2" office:value-type="string">
            <text:p text:style-name="P51"><text:span text:style-name="T5">T</text:span><text:span text:style-name="T4">axa de juros</text:span></text:p>
          </table:table-cell>
          <table:table-cell table:style-name="Tabela2.A2" office:value-type="string">
            <text:p text:style-name="P49">Representa o percentual de juros pago pelo governo no <text:span text:style-name="T32">Investimento em Títulos.</text:span><text:span text:style-name="T4"> </text:span><text:span text:style-name="T15">Esse é índice é controlado pelo próprio Ministro da Economia (você mesmo). </text:span><text:span text:style-name="T16">Quanto maior for esse valor, mais atrativo vai ficar o investimento em títulos públicos e o </text:span><text:span text:style-name="T39">Investimento (realizado)</text:span><text:span text:style-name="T16"> cai. </text:span><text:span text:style-name="T17">A </text:span><text:span text:style-name="T40">Dívida Interna </text:span><text:span text:style-name="T17">também depende desse valor para ser calculada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9056">
          <table:table-cell table:style-name="Tabela2.A2" office:value-type="string">
            <text:p text:style-name="P37">Eficácia marginal do capital (E<text:span text:style-name="T56">Mg</text:span>K)</text:p>
          </table:table-cell>
          <table:table-cell table:style-name="Tabela2.A2" office:value-type="string">
            <text:p text:style-name="P50">Representa o <text:span text:style-name="T49">percentual de</text:span> lucro médio de todas as empresas. Na prática, esse índice faz oposição a <text:span text:style-name="T32">Taxa de Juros</text:span><text:span text:style-name="T4"> </text:span><text:span text:style-name="T18">no cálculo do </text:span><text:span text:style-name="T41">Investimento em Títulos</text:span><text:span text:style-name="T18">, ou seja, quanto maior ele, menor será o investimento em títulos públicos. O índice possui um valor-base </text:span><text:soft-page-break/><text:span text:style-name="T18">de </text:span><text:span text:style-name="T23">(0,075)</text:span><text:span text:style-name="T18"> 7,5% como um cenário de médio poder de compra da população. </text:span><text:span text:style-name="T41">Transferências</text:span><text:span text:style-name="T18"> influenciam esse </text:span><text:span text:style-name="T19">valor, pois podem aquecer a economia aumentando o poder de compra médio da população num curto prazo. Ou seja, quanto maiores as </text:span><text:span text:style-name="T42">Transferências</text:span><text:span text:style-name="T19">, maior </text:span><text:span text:style-name="T18">o </text:span><text:span text:style-name="T19">potencial lucro médio dos empreendimentos.</text:span><text:span text:style-name="T18"><text:line-break/><text:line-break/>Fórmula: E</text:span><text:span text:style-name="T22">Mg</text:span><text:span text:style-name="T18">K = (TAB / </text:span><text:span text:style-name="T50">1000000000) + </text:span><text:span text:style-name="T53">0,0</text:span><text:span text:style-name="T50">75<text:line-break/><text:line-break/>E</text:span><text:span text:style-name="T52">Mg</text:span><text:span text:style-name="T50">K = Eficácia Marginal do Capital<text:line-break/>TAB = Transferências Totais do Ano Anterior<text:line-break/><text:line-break/></text:span><text:span text:style-name="T51">Obs: o valor dividindo TAB é definido a partir da escala monetária da simulação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704">
          <table:table-cell table:style-name="Tabela2.A2" office:value-type="string">
            <text:p text:style-name="P38">Inflação de demanda</text:p>
          </table:table-cell>
          <table:table-cell table:style-name="Tabela2.A2" office:value-type="string">
            <text:p text:style-name="P11">Representa a diferença entre a média percentual de transferências mensais do ano anterior e a média percentual de investimento realizado do ano anterior, somando ao final pela constante base 0,015 (1,5%). Ou seja, <text:span text:style-name="T54">aqui</text:span> é calculado e comparado o aumento de <text:span text:style-name="T43">I</text:span><text:span text:style-name="T32">nvestimentos </text:span><text:span text:style-name="T43">(realizados)</text:span> e <text:span text:style-name="T43">T</text:span><text:span text:style-name="T32">ransferências</text:span>, se investimentos aumentaram mais, então a produção cresceu e temos uma redução do custo por produto comprado, mas se as transferências aumentaram mais temos uma oferta de moeda maior, logo os preços do produto sobe.</text:p>
            <text:p text:style-name="P11">A lei de oferta e demanda é representada nesse cálculo, porém simplificada a existência de apenas 1 produto. <text:span text:style-name="T55">O valor apresentado aqui é a média de </text:span><text:span text:style-name="T44">Inflação de Demanda</text:span><text:span text:style-name="T55"> do ano corrente.</text:span><text:line-break/><text:line-break/><text:span text:style-name="T57">Fórmula: </text:span><text:span text:style-name="T20">IfD = ((((ILB - (IL * 12)) / IL) / 12) - (((TAB - (TA * 12)) / TA) / 12)) + 0,015<text:line-break/><text:line-break/></text:span><text:span text:style-name="T21">IfD = Inflação de Demanda<text:line-break/>ILB = Investimento realizado base<text:line-break/>IL = Investimento realizado<text:line-break/>TAB = Transferências Totais do Ano Anterior<text:line-break/>TA = Transferências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7424">
          <table:table-cell table:style-name="Tabela2.A2" office:value-type="string">
            <text:p text:style-name="P38">Inflação de custo</text:p>
          </table:table-cell>
          <table:table-cell table:style-name="Tabela2.A2" office:value-type="string">
            <text:p text:style-name="P23">Representa a diferença entre o <text:span text:style-name="T46">I</text:span><text:span text:style-name="T32">mposto de </text:span><text:span text:style-name="T46">R</text:span><text:span text:style-name="T32">enda</text:span> atual (IR) e o do mês anterior, somando pela constante base 0,015 (1,5%). Ou seja, o aumento do IR provoca uma <text:span text:style-name="T46">I</text:span><text:span text:style-name="T32">nflação de </text:span><text:span text:style-name="T46">C</text:span><text:span text:style-name="T32">usto</text:span>, tornando o produto mais caro ao consumidor e o contrário também é válido, caso o IR seja reduzido o preço do produto também recua.<text:line-break/><text:soft-page-break/><text:line-break/><text:span text:style-name="T57">Fórmula: </text:span>IfC = (IR - IRB) + 0,015<text:line-break/><text:line-break/><text:span text:style-name="T57">IfC = Inflação de Custo<text:line-break/>IR = Imposto de Renda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3952">
          <table:table-cell table:style-name="Tabela2.A2" office:value-type="string">
            <text:p text:style-name="P38">Inflação total</text:p>
          </table:table-cell>
          <table:table-cell table:style-name="Tabela2.A2" office:value-type="string">
            <text:p text:style-name="P17">Representa o percentual de <text:span text:style-name="T57">I</text:span>nflação <text:span text:style-name="T57">T</text:span>otal, ou seja, a soma da <text:span text:style-name="T46">I</text:span><text:span text:style-name="T32">nflação de </text:span><text:span text:style-name="T46">C</text:span><text:span text:style-name="T32">usto</text:span> e <text:span text:style-name="T46">I</text:span><text:span text:style-name="T32">nflação de </text:span><text:span text:style-name="T46">D</text:span><text:span text:style-name="T32">emanda</text:span>.<text:line-break/><text:line-break/><text:span text:style-name="T57">Fórmula: IfT = IfC + IfD<text:line-break/><text:line-break/>IfT = Inflação Total<text:line-break/>IfC = Inflação de Custo<text:line-break/>IfD = Inflação de Demanda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976"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23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4224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8784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0960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35"/>
          </table:table-cell>
        </table:table-row>
        <table:table-row table:style-name="TableLine1430426469264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26"/>
          </table:table-cell>
          <table:table-cell table:style-name="Tabela2.C2" office:value-type="string">
            <text:p text:style-name="P35"/>
          </table:table-cell>
        </table:table-row>
        <table:table-row table:style-name="TableLine1430426479328"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23"/>
          </table:table-cell>
          <table:table-cell table:style-name="Tabela2.C2" office:value-type="string">
            <text:p text:style-name="P35"/>
          </table:table-cell>
        </table:table-row>
        <table:table-row table:style-name="TableLine1430426470352"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23"/>
          </table:table-cell>
          <table:table-cell table:style-name="Tabela2.C2" office:value-type="string">
            <text:p text:style-name="P35"/>
          </table:table-cell>
        </table:table-row>
        <table:table-row table:style-name="TableLine1430426476064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34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8720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28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9536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6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2256"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P30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3888"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P30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9808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6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3680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6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7152">
          <table:table-cell table:style-name="Tabela2.A2" office:value-type="string">
            <text:p text:style-name="P45"/>
          </table:table-cell>
          <table:table-cell table:style-name="Tabela2.A2" office:value-type="string">
            <text:p text:style-name="P32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5248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34"/>
          </table:table-cell>
          <table:table-cell table:style-name="Tabela2.C2" office:value-type="string">
            <text:p text:style-name="P12"/>
          </table:table-cell>
        </table:table-row>
        <table:table-row table:style-name="TableLine1430426474432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12"/>
          </table:table-cell>
        </table:table-row>
        <table:table-row table:style-name="TableLine1430426470080">
          <table:table-cell table:style-name="Tabela2.A2" office:value-type="string">
            <text:p text:style-name="P53"><text:span text:style-name="T5"/></text:p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24"/>
          </table:table-cell>
        </table:table-row>
        <table:table-row table:style-name="TableLine1430426476336"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0896"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5:34:10.846000000</meta:creation-date>
    <dc:date>2021-05-17T16:49:01.777000000</dc:date>
    <meta:editing-duration>PT2H19M9S</meta:editing-duration>
    <meta:editing-cycles>19</meta:editing-cycles>
    <meta:generator>LibreOffice/7.1.3.2$Windows_X86_64 LibreOffice_project/47f78053abe362b9384784d31a6e56f8511eb1c1</meta:generator>
    <meta:document-statistic meta:table-count="1" meta:image-count="0" meta:object-count="0" meta:page-count="4" meta:paragraph-count="35" meta:word-count="959" meta:character-count="5867" meta:non-whitespace-character-count="4928"/>
  </office:meta>
</office:document-meta>
</file>